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7882in" style:rel-column-width="2575*"/>
    </style:style>
    <style:style style:name="Table1.B" style:family="table-column">
      <style:table-column-properties style:column-width="2.3785in" style:rel-column-width="3425*"/>
    </style:style>
    <style:style style:name="Table1.C" style:family="table-column">
      <style:table-column-properties style:column-width="0.8535in" style:rel-column-width="1229*"/>
    </style:style>
    <style:style style:name="Table1.D" style:family="table-column">
      <style:table-column-properties style:column-width="1.6729in" style:rel-column-width="2409*"/>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font-size="24pt" officeooo:rsid="00de8c64" officeooo:paragraph-rsid="00de8c64" style:font-size-asian="24pt" style:font-size-complex="24pt"/>
    </style:style>
    <style:style style:name="P2" style:family="paragraph" style:parent-style-name="Text_20_body">
      <style:paragraph-properties fo:text-align="start" style:justify-single-word="false"/>
      <style:text-properties fo:font-size="24pt" style:font-size-asian="24pt" style:font-size-complex="24pt"/>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Heading_20_1" style:list-style-name="L1">
      <style:paragraph-properties fo:break-before="page"/>
      <style:text-properties officeooo:rsid="00de8c64" officeooo:paragraph-rsid="00de8c64"/>
    </style:style>
    <style:style style:name="P7" style:family="paragraph" style:parent-style-name="Heading_20_2" style:list-style-name="L1" style:master-page-name="">
      <style:paragraph-properties fo:margin-left="-0.75in" style:page-number="auto"/>
      <style:text-properties officeooo:rsid="001e50b0" style:font-name-asian="Microsoft YaHei" style:font-name-complex="Lucida Sans"/>
    </style:style>
    <style:style style:name="P8" style:family="paragraph" style:parent-style-name="Text_20_body">
      <style:text-properties officeooo:rsid="00259258" officeooo:paragraph-rsid="00ac26fe"/>
    </style:style>
    <style:style style:name="P9" style:family="paragraph" style:parent-style-name="Text_20_body">
      <style:text-properties officeooo:rsid="00259258"/>
    </style:style>
    <style:style style:name="P10" style:family="paragraph" style:parent-style-name="Heading_20_2" style:list-style-name="L1" style:master-page-name="">
      <loext:graphic-properties draw:fill="none" draw:fill-color="#729fcf"/>
      <style:paragraph-properties fo:margin-left="-0.75in" fo:margin-right="0in" fo:margin-top="0.139in" fo:margin-bottom="0.0835in" style:contextual-spacing="false" fo:text-indent="0in" style:auto-text-indent="false" style:page-number="auto" fo:background-color="transparent" fo:keep-with-next="always"/>
    </style:style>
    <style:style style:name="P11" style:family="paragraph" style:parent-style-name="Text_20_body">
      <style:text-properties style:text-underline-style="solid" style:text-underline-width="auto" style:text-underline-color="font-color" fo:font-weight="bold" officeooo:rsid="00ea6461" officeooo:paragraph-rsid="00ea6461" fo:background-color="transparent" style:font-weight-asian="bold" style:font-weight-complex="bold"/>
    </style:style>
    <style:style style:name="P12" style:family="paragraph" style:parent-style-name="Text_20_body">
      <style:text-properties officeooo:rsid="00269711" officeooo:paragraph-rsid="00e426c1"/>
    </style:style>
    <style:style style:name="P13" style:family="paragraph" style:parent-style-name="Text_20_body">
      <style:text-properties officeooo:rsid="00269711" officeooo:paragraph-rsid="00de8c64"/>
    </style:style>
    <style:style style:name="P14" style:family="paragraph" style:parent-style-name="Text_20_body">
      <style:text-properties officeooo:paragraph-rsid="00de8c64"/>
    </style:style>
    <style:style style:name="P15" style:family="paragraph" style:parent-style-name="Text_20_body">
      <style:text-properties officeooo:paragraph-rsid="00eac857"/>
    </style:style>
    <style:style style:name="P16" style:family="paragraph" style:parent-style-name="Text_20_body">
      <style:text-properties officeooo:rsid="00446d57" officeooo:paragraph-rsid="00de8c64" fo:background-color="transparent"/>
    </style:style>
    <style:style style:name="P17" style:family="paragraph" style:parent-style-name="Text_20_body">
      <style:text-properties officeooo:rsid="00e426c1" officeooo:paragraph-rsid="00e426c1" fo:background-color="transparent"/>
    </style:style>
    <style:style style:name="P18" style:family="paragraph" style:parent-style-name="Heading_20_1" style:list-style-name="L1">
      <style:text-properties officeooo:paragraph-rsid="00de8c64"/>
    </style:style>
    <style:style style:name="P19" style:family="paragraph" style:parent-style-name="Heading_20_2" style:list-style-name="L1">
      <loext:graphic-properties draw:fill="none" draw:fill-color="#729fcf"/>
      <style:paragraph-properties fo:margin-left="-0.75in" fo:margin-right="0in" fo:margin-top="0.139in" fo:margin-bottom="0.0835in" style:contextual-spacing="false" fo:text-indent="0in" style:auto-text-indent="false" fo:background-color="transparent"/>
      <style:text-properties officeooo:paragraph-rsid="01033145"/>
    </style:style>
    <style:style style:name="P20" style:family="paragraph" style:parent-style-name="Text_20_body" style:master-page-name="">
      <style:paragraph-properties style:page-number="auto"/>
      <style:text-properties officeooo:paragraph-rsid="01033145"/>
    </style:style>
    <style:style style:name="P21" style:family="paragraph" style:parent-style-name="Text_20_body" style:list-style-name="L2">
      <style:text-properties officeooo:paragraph-rsid="01033145"/>
    </style:style>
    <style:style style:name="P22" style:family="paragraph" style:parent-style-name="Text_20_body">
      <style:text-properties officeooo:paragraph-rsid="01033145"/>
    </style:style>
    <style:style style:name="P23" style:family="paragraph" style:parent-style-name="Heading_20_2" style:list-style-name="L1">
      <loext:graphic-properties draw:fill="none" draw:fill-color="#729fcf"/>
      <style:paragraph-properties fo:margin-left="-0.75in" fo:margin-right="0in" fo:margin-top="0.139in" fo:margin-bottom="0.0835in" style:contextual-spacing="false" fo:text-indent="0in" style:auto-text-indent="false" fo:background-color="transparent"/>
      <style:text-properties style:text-underline-style="none" officeooo:rsid="0108e1b1" officeooo:paragraph-rsid="010a452c"/>
    </style:style>
    <style:style style:name="P24" style:family="paragraph" style:parent-style-name="Text_20_body" style:master-page-name="">
      <style:paragraph-properties style:page-number="auto"/>
      <style:text-properties style:text-underline-style="solid" style:text-underline-width="auto" style:text-underline-color="font-color" fo:font-weight="bold" officeooo:rsid="011464c4" officeooo:paragraph-rsid="011464c4" style:font-weight-asian="bold" style:font-weight-complex="bold"/>
    </style:style>
    <style:style style:name="P25" style:family="paragraph" style:parent-style-name="Text_20_body">
      <style:text-properties officeooo:paragraph-rsid="011464c4"/>
    </style:style>
    <style:style style:name="P26" style:family="paragraph" style:parent-style-name="Text_20_body">
      <style:text-properties style:text-underline-style="solid" style:text-underline-width="auto" style:text-underline-color="font-color" fo:font-weight="bold" officeooo:rsid="0108e1b1" officeooo:paragraph-rsid="010a452c" style:font-weight-asian="bold" style:font-weight-complex="bold"/>
    </style:style>
    <style:style style:name="P27" style:family="paragraph" style:parent-style-name="Text_20_body">
      <style:text-properties style:text-underline-style="none" fo:font-weight="normal" officeooo:rsid="0108e1b1" officeooo:paragraph-rsid="0110ca84" style:font-weight-asian="normal" style:font-weight-complex="normal"/>
    </style:style>
    <style:style style:name="P28" style:family="paragraph" style:parent-style-name="Text_20_body">
      <style:text-properties officeooo:paragraph-rsid="0110ca84"/>
    </style:style>
    <style:style style:name="P29" style:family="paragraph" style:parent-style-name="Heading_20_2">
      <loext:graphic-properties draw:fill="none" draw:fill-color="#729fcf"/>
      <style:paragraph-properties fo:margin-left="0in" fo:margin-right="0in" fo:margin-top="0.139in" fo:margin-bottom="0.0835in" style:contextual-spacing="false" fo:text-indent="0in" style:auto-text-indent="false" fo:background-color="transparent"/>
      <style:text-properties style:text-underline-style="solid" style:text-underline-width="auto" style:text-underline-color="font-color" fo:font-weight="bold" officeooo:rsid="0108e1b1" officeooo:paragraph-rsid="010a452c" style:font-weight-asian="bold" style:font-weight-complex="bold"/>
    </style:style>
    <style:style style:name="P30" style:family="paragraph" style:parent-style-name="Text_20_body">
      <loext:graphic-properties draw:fill="none" draw:fill-color="#729fcf"/>
      <style:paragraph-properties fo:margin-left="0in" fo:margin-right="0in" fo:margin-top="0.139in" fo:margin-bottom="0.0835in" style:contextual-spacing="false" fo:text-indent="0in" style:auto-text-indent="false" fo:background-color="transparent"/>
      <style:text-properties officeooo:paragraph-rsid="010a452c"/>
    </style:style>
    <style:style style:name="P31" style:family="paragraph" style:parent-style-name="Heading_20_2" style:list-style-name="L1">
      <loext:graphic-properties draw:fill="none" draw:fill-color="#729fcf"/>
      <style:paragraph-properties fo:margin-left="-0.75in" fo:margin-right="0in" fo:margin-top="0.139in" fo:margin-bottom="0.0835in" style:contextual-spacing="false" fo:text-indent="0in" style:auto-text-indent="false" fo:background-color="transparent"/>
      <style:text-properties style:text-underline-style="solid" style:text-underline-width="auto" style:text-underline-color="font-color" officeooo:rsid="00de8c64" officeooo:paragraph-rsid="010a452c"/>
    </style:style>
    <style:style style:name="P32" style:family="paragraph" style:parent-style-name="Text_20_body">
      <style:text-properties officeooo:rsid="00e426c1" officeooo:paragraph-rsid="00e426c1"/>
    </style:style>
    <style:style style:name="P33" style:family="paragraph" style:parent-style-name="Table_20_Contents">
      <style:paragraph-properties fo:margin-top="0in" fo:margin-bottom="0in" style:contextual-spacing="true" fo:line-height="100%" fo:text-indent="0in" style:auto-text-indent="false"/>
      <style:text-properties style:font-name="Calibri Light" fo:font-weight="bold" officeooo:rsid="00ebc82f" officeooo:paragraph-rsid="00ebc82f" style:font-weight-asian="bold" style:font-weight-complex="bold"/>
    </style:style>
    <style:style style:name="P34" style:family="paragraph" style:parent-style-name="Table_20_Contents">
      <style:paragraph-properties fo:margin-top="0in" fo:margin-bottom="0in" style:contextual-spacing="true" fo:line-height="100%" fo:text-indent="0in" style:auto-text-indent="false"/>
      <style:text-properties style:font-name="Calibri Light" fo:font-weight="bold" officeooo:rsid="00ed28aa" officeooo:paragraph-rsid="00ed28aa" style:font-weight-asian="bold" style:font-weight-complex="bold"/>
    </style:style>
    <style:style style:name="P35" style:family="paragraph" style:parent-style-name="Table_20_Contents">
      <style:paragraph-properties fo:margin-top="0in" fo:margin-bottom="0in" style:contextual-spacing="true" fo:line-height="100%" fo:text-indent="0in" style:auto-text-indent="false"/>
      <style:text-properties style:font-name="Calibri Light" officeooo:rsid="00ebc82f"/>
    </style:style>
    <style:style style:name="P36" style:family="paragraph" style:parent-style-name="Table_20_Contents">
      <style:paragraph-properties fo:margin-top="0in" fo:margin-bottom="0in" style:contextual-spacing="true" fo:line-height="100%" fo:text-indent="0in" style:auto-text-indent="false"/>
      <style:text-properties style:font-name="Calibri Light" officeooo:rsid="00eea8e1" officeooo:paragraph-rsid="00eea8e1"/>
    </style:style>
    <style:style style:name="P37" style:family="paragraph" style:parent-style-name="Text_20_body">
      <style:paragraph-properties fo:margin-top="0in" fo:margin-bottom="0in" style:contextual-spacing="true" fo:line-height="100%" fo:text-indent="0in" style:auto-text-indent="false"/>
      <style:text-properties style:font-name="Calibri Light" officeooo:rsid="00e426c1" officeooo:paragraph-rsid="00ebc82f"/>
    </style:style>
    <style:style style:name="P38" style:family="paragraph" style:parent-style-name="Text_20_body">
      <style:paragraph-properties fo:margin-top="0in" fo:margin-bottom="0in" style:contextual-spacing="true" fo:line-height="100%" fo:text-indent="0in" style:auto-text-indent="false"/>
      <style:text-properties style:font-name="Calibri Light" officeooo:rsid="00eea8e1" officeooo:paragraph-rsid="00eea8e1"/>
    </style:style>
    <style:style style:name="P39" style:family="paragraph" style:parent-style-name="Text_20_body">
      <style:paragraph-properties fo:margin-top="0in" fo:margin-bottom="0in" style:contextual-spacing="true" fo:line-height="100%" fo:text-indent="0in" style:auto-text-indent="false"/>
      <style:text-properties style:font-name="Calibri Light" officeooo:rsid="00eea8e1" officeooo:paragraph-rsid="00f06330"/>
    </style:style>
    <style:style style:name="P40" style:family="paragraph" style:parent-style-name="Text_20_body">
      <style:paragraph-properties fo:margin-top="0in" fo:margin-bottom="0in" style:contextual-spacing="true" fo:line-height="100%" fo:text-indent="0in" style:auto-text-indent="false"/>
      <style:text-properties style:font-name="Calibri Light" officeooo:rsid="010b03ae" officeooo:paragraph-rsid="010b03ae"/>
    </style:style>
    <style:style style:name="P41" style:family="paragraph" style:parent-style-name="Text_20_body">
      <style:text-properties officeooo:rsid="00e56e2b" officeooo:paragraph-rsid="00ebc82f"/>
    </style:style>
    <style:style style:name="P42" style:family="paragraph" style:parent-style-name="Text_20_body">
      <style:text-properties officeooo:rsid="00e8bf93" officeooo:paragraph-rsid="00e8bf93"/>
    </style:style>
    <style:style style:name="P43" style:family="paragraph" style:parent-style-name="Text_20_body" style:list-style-name="L3">
      <style:text-properties officeooo:paragraph-rsid="00e8bf93"/>
    </style:style>
    <style:style style:name="P44" style:family="paragraph" style:parent-style-name="Text_20_body" style:list-style-name="L3">
      <style:text-properties style:text-position="0% 100%" officeooo:rsid="00e8bf93" officeooo:paragraph-rsid="00ebc82f"/>
    </style:style>
    <style:style style:name="P45" style:family="paragraph" style:parent-style-name="Text_20_body" style:list-style-name="L3">
      <style:text-properties officeooo:paragraph-rsid="00ebc82f"/>
    </style:style>
    <style:style style:name="P46" style:family="paragraph" style:parent-style-name="Text_20_body">
      <style:text-properties officeooo:paragraph-rsid="00e8bf93"/>
    </style:style>
    <style:style style:name="P47" style:family="paragraph" style:parent-style-name="Heading_20_2" style:list-style-name="L1" style:master-page-name="">
      <loext:graphic-properties draw:fill="none" draw:fill-color="#729fcf"/>
      <style:paragraph-properties fo:margin-left="-0.75in" fo:margin-right="0in" fo:margin-top="0.139in" fo:margin-bottom="0.0835in" style:contextual-spacing="false" fo:text-indent="0in" style:auto-text-indent="false" style:page-number="auto" fo:background-color="transparent" fo:keep-with-next="always"/>
      <style:text-properties style:text-underline-style="solid" style:text-underline-width="auto" style:text-underline-color="font-color"/>
    </style:style>
    <style:style style:name="P48" style:family="paragraph" style:parent-style-name="Text_20_body">
      <style:text-properties officeooo:rsid="00f4c1a9" officeooo:paragraph-rsid="00f4c1a9"/>
    </style:style>
    <style:style style:name="P49" style:family="paragraph" style:parent-style-name="Text_20_body">
      <style:text-properties officeooo:rsid="00f54f97" officeooo:paragraph-rsid="00f54f97"/>
    </style:style>
    <style:style style:name="P50" style:family="paragraph" style:parent-style-name="Text_20_body">
      <style:text-properties officeooo:rsid="00f4c1a9" officeooo:paragraph-rsid="00f54f97"/>
    </style:style>
    <style:style style:name="P51" style:family="paragraph" style:parent-style-name="Text_20_body">
      <style:text-properties style:text-underline-style="solid" style:text-underline-width="auto" style:text-underline-color="font-color" fo:font-weight="bold" officeooo:rsid="00f55d70" officeooo:paragraph-rsid="00f55d70" style:font-weight-asian="bold" style:font-weight-complex="bold"/>
    </style:style>
    <style:style style:name="P52" style:family="paragraph" style:parent-style-name="Text_20_body">
      <style:text-properties style:text-underline-style="none" fo:font-weight="normal" officeooo:rsid="00f55d70" officeooo:paragraph-rsid="00f55d70" style:font-weight-asian="normal" style:font-weight-complex="normal"/>
    </style:style>
    <style:style style:name="P53" style:family="paragraph" style:parent-style-name="Text_20_body">
      <style:text-properties officeooo:paragraph-rsid="00facc2a"/>
    </style:style>
    <style:style style:name="P54" style:family="paragraph" style:parent-style-name="Text_20_body">
      <style:text-properties style:text-underline-style="none" fo:font-weight="normal" officeooo:rsid="00facc2a" officeooo:paragraph-rsid="00facc2a" style:font-weight-asian="normal" style:font-weight-complex="normal"/>
    </style:style>
    <style:style style:name="P55" style:family="paragraph" style:parent-style-name="Text_20_body">
      <style:text-properties style:text-underline-style="solid" style:text-underline-width="auto" style:text-underline-color="font-color" fo:font-weight="bold" officeooo:rsid="00f55d70" officeooo:paragraph-rsid="00f724fb" style:font-weight-asian="bold" style:font-weight-complex="bold"/>
    </style:style>
    <style:style style:name="P56" style:family="paragraph" style:parent-style-name="Text_20_body">
      <style:text-properties officeooo:paragraph-rsid="01013497"/>
    </style:style>
    <style:style style:name="P57" style:family="paragraph" style:parent-style-name="Heading_20_1" style:list-style-name="L1">
      <style:paragraph-properties fo:break-before="page"/>
      <style:text-properties officeooo:rsid="00e0769d" officeooo:paragraph-rsid="00e0769d"/>
    </style:style>
    <style:style style:name="P58" style:family="paragraph" style:parent-style-name="Text_20_body">
      <style:text-properties officeooo:paragraph-rsid="00e0769d" fo:background-color="#ffff00"/>
    </style:style>
    <style:style style:name="P59" style:family="paragraph" style:parent-style-name="Quotations">
      <style:text-properties style:font-name="Calibri Light" officeooo:paragraph-rsid="00e0769d" fo:background-color="#ffff00"/>
    </style:style>
    <style:style style:name="P60" style:family="paragraph" style:parent-style-name="Quotations">
      <style:paragraph-properties fo:margin-top="0in" fo:margin-bottom="0.0972in" style:contextual-spacing="false" fo:line-height="115%"/>
      <style:text-properties style:font-name="Calibri Light" fo:background-color="#ffff00"/>
    </style:style>
    <style:style style:name="P61" style:family="paragraph" style:parent-style-name="Quotations" style:list-style-name="L4">
      <style:paragraph-properties fo:margin-top="0in" fo:margin-bottom="0.0972in" style:contextual-spacing="false" fo:line-height="115%"/>
      <style:text-properties style:font-name="Calibri Light" fo:background-color="#ffff00"/>
    </style:style>
    <style:style style:name="P62" style:family="paragraph" style:parent-style-name="Quotations" style:list-style-name="L5">
      <style:paragraph-properties fo:margin-top="0in" fo:margin-bottom="0.0972in" style:contextual-spacing="false" fo:line-height="115%"/>
      <style:text-properties style:font-name="Calibri Light" fo:background-color="#ffff00"/>
    </style:style>
    <style:style style:name="P63" style:family="paragraph" style:parent-style-name="Heading_20_3">
      <style:paragraph-properties fo:margin-top="0in" fo:margin-bottom="0.0972in" style:contextual-spacing="false" fo:line-height="115%"/>
      <style:text-properties style:font-name="Calibri Light" fo:background-color="#ffff00"/>
    </style:style>
    <style:style style:name="P64" style:family="paragraph" style:parent-style-name="Text_20_body">
      <style:text-properties fo:background-color="#ffff00"/>
    </style:style>
    <style:style style:name="P65" style:family="paragraph" style:parent-style-name="Text_20_body" style:list-style-name="L6">
      <style:text-properties fo:background-color="#ffff00"/>
    </style:style>
    <style:style style:name="P66" style:family="paragraph" style:parent-style-name="Heading_20_2" style:list-style-name="L1" style:master-page-name="">
      <style:paragraph-properties fo:margin-left="0in" fo:text-indent="0in" style:auto-text-indent="false" style:page-number="auto"/>
      <style:text-properties officeooo:rsid="00259258"/>
    </style:style>
    <style:style style:name="P67" style:family="paragraph" style:parent-style-name="Heading_20_2" style:list-style-name="L1" style:master-page-name="">
      <style:paragraph-properties fo:margin-left="-0.75in" style:page-number="auto"/>
      <style:text-properties officeooo:paragraph-rsid="00a1dbbf"/>
    </style:style>
    <style:style style:name="P6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117ce36" officeooo:paragraph-rsid="01184150" fo:background-color="transparent"/>
    </style:style>
    <style:style style:name="P6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184150"/>
    </style:style>
    <style:style style:name="P70" style:family="paragraph" style:parent-style-name="Heading_20_2" style:list-style-name="L1" style:master-page-name="">
      <style:paragraph-properties fo:margin-left="-0.75in" style:page-number="auto"/>
    </style:style>
    <style:style style:name="P71" style:family="paragraph" style:parent-style-name="Text_20_body">
      <style:text-properties officeooo:rsid="00259258" officeooo:paragraph-rsid="00259258"/>
    </style:style>
    <style:style style:name="P72" style:family="paragraph" style:parent-style-name="Heading_20_1" style:list-style-name="L1">
      <style:paragraph-properties fo:break-before="page"/>
      <style:text-properties officeooo:rsid="01031585" officeooo:paragraph-rsid="01031585"/>
    </style:style>
    <style:style style:name="P73" style:family="paragraph" style:parent-style-name="Text_20_body">
      <style:text-properties officeooo:paragraph-rsid="01031585" fo:background-color="#ffff00"/>
    </style:style>
    <style:style style:name="P74" style:family="paragraph" style:parent-style-name="Text_20_body">
      <style:text-properties officeooo:paragraph-rsid="01031585"/>
    </style:style>
    <style:style style:name="P75" style:family="paragraph" style:parent-style-name="Text_20_body" style:list-style-name="L7"/>
    <style:style style:name="P76" style:family="paragraph" style:parent-style-name="Heading_20_1" style:list-style-name="L1">
      <style:text-properties officeooo:paragraph-rsid="00e0769d"/>
    </style:style>
    <style:style style:name="P77" style:family="paragraph" style:parent-style-name="Text_20_body" style:list-style-name="L8"/>
    <style:style style:name="P78" style:family="paragraph" style:parent-style-name="Heading_20_2" style:list-style-name="L1" style:master-page-name="">
      <style:paragraph-properties fo:margin-left="-0.75in" style:page-number="auto"/>
      <style:text-properties officeooo:paragraph-rsid="0104d3f2"/>
    </style:style>
    <style:style style:name="P79" style:family="paragraph" style:parent-style-name="Text_20_body">
      <style:text-properties officeooo:rsid="00259258" officeooo:paragraph-rsid="0104d3f2"/>
    </style:style>
    <style:style style:name="P80" style:family="paragraph" style:parent-style-name="Text_20_body" style:list-style-name="L9">
      <style:text-properties officeooo:paragraph-rsid="0104d3f2"/>
    </style:style>
    <style:style style:name="P81" style:family="paragraph" style:parent-style-name="Heading_20_1" style:list-style-name="L1"/>
    <style:style style:name="P82" style:family="paragraph" style:parent-style-name="Text_20_body">
      <style:text-properties style:text-underline-style="none" officeooo:rsid="00259258" fo:background-color="#ffff00"/>
    </style:style>
    <style:style style:name="P83" style:family="paragraph" style:parent-style-name="Text_20_body" style:list-style-name="L10">
      <style:text-properties style:text-underline-style="solid" style:text-underline-width="auto" style:text-underline-color="font-color" officeooo:rsid="00259258"/>
    </style:style>
    <style:style style:name="P84" style:family="paragraph" style:parent-style-name="Text_20_body">
      <style:text-properties style:text-underline-style="solid" style:text-underline-width="auto" style:text-underline-color="font-color" officeooo:rsid="00259258"/>
    </style:style>
    <style:style style:name="T1" style:family="text">
      <style:text-properties style:text-underline-style="none"/>
    </style:style>
    <style:style style:name="T2" style:family="text">
      <style:text-properties style:text-underline-style="solid" style:text-underline-width="auto" style:text-underline-color="font-color" officeooo:rsid="00de8c64"/>
    </style:style>
    <style:style style:name="T3" style:family="text">
      <style:text-properties style:text-underline-style="solid" style:text-underline-width="auto" style:text-underline-color="font-color" officeooo:rsid="00e426c1"/>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e6e897" fo:background-color="transparent" loext:char-shading-value="0"/>
    </style:style>
    <style:style style:name="T7" style:family="text">
      <style:text-properties fo:background-color="transparent" loext:char-shading-value="0"/>
    </style:style>
    <style:style style:name="T8" style:family="text">
      <style:text-properties officeooo:rsid="00446d57" fo:background-color="transparent" loext:char-shading-value="0"/>
    </style:style>
    <style:style style:name="T9" style:family="text">
      <style:text-properties officeooo:rsid="00c7599d" fo:background-color="transparent" loext:char-shading-value="0"/>
    </style:style>
    <style:style style:name="T10" style:family="text">
      <style:text-properties fo:font-weight="normal" officeooo:rsid="00c6c0f4" fo:background-color="transparent" loext:char-shading-value="0" style:font-weight-asian="normal" style:font-weight-complex="normal"/>
    </style:style>
    <style:style style:name="T11" style:family="text">
      <style:text-properties officeooo:rsid="00e426c1" fo:background-color="transparent" loext:char-shading-value="0"/>
    </style:style>
    <style:style style:name="T12" style:family="text">
      <style:text-properties officeooo:rsid="00451547"/>
    </style:style>
    <style:style style:name="T13" style:family="text">
      <style:text-properties officeooo:rsid="00e426c1"/>
    </style:style>
    <style:style style:name="T14" style:family="text">
      <style:text-properties officeooo:rsid="003e0352"/>
    </style:style>
    <style:style style:name="T15" style:family="text">
      <style:text-properties fo:font-weight="normal" officeooo:rsid="00269711" fo:background-color="transparent" loext:char-shading-value="0" style:font-weight-asian="normal" style:font-weight-complex="normal"/>
    </style:style>
    <style:style style:name="T16" style:family="text">
      <style:text-properties fo:font-weight="normal" officeooo:rsid="003e0352" fo:background-color="transparent" loext:char-shading-value="0" style:font-weight-asian="normal" style:font-weight-complex="normal"/>
    </style:style>
    <style:style style:name="T17" style:family="text">
      <style:text-properties fo:font-weight="normal" officeooo:rsid="003c9238" fo:background-color="transparent" loext:char-shading-value="0" style:font-weight-asian="normal" style:font-weight-complex="normal"/>
    </style:style>
    <style:style style:name="T18" style:family="text">
      <style:text-properties officeooo:rsid="003c9238" fo:background-color="transparent" loext:char-shading-value="0"/>
    </style:style>
    <style:style style:name="T19" style:family="text">
      <style:text-properties officeooo:rsid="00b51a04" fo:background-color="transparent" loext:char-shading-value="0"/>
    </style:style>
    <style:style style:name="T20" style:family="text">
      <style:text-properties officeooo:rsid="00c6c0f4" fo:background-color="transparent" loext:char-shading-value="0"/>
    </style:style>
    <style:style style:name="T21" style:family="text">
      <style:text-properties style:text-underline-style="none" fo:font-weight="normal" officeooo:rsid="00eac857" fo:background-color="transparent" loext:char-shading-value="0" style:font-weight-asian="normal" style:font-weight-complex="normal"/>
    </style:style>
    <style:style style:name="T22" style:family="text">
      <style:text-properties officeooo:rsid="004a6592" fo:background-color="transparent" loext:char-shading-value="0"/>
    </style:style>
    <style:style style:name="T23" style:family="text">
      <style:text-properties officeooo:rsid="00500d52" fo:background-color="transparent" loext:char-shading-value="0"/>
    </style:style>
    <style:style style:name="T24" style:family="text">
      <style:text-properties style:font-name="Calibri Light" fo:font-size="12pt" officeooo:rsid="00446d57" fo:background-color="transparent" loext:char-shading-value="0" style:font-size-asian="12pt" style:font-size-complex="12pt"/>
    </style:style>
    <style:style style:name="T25" style:family="text">
      <style:text-properties officeooo:rsid="004b5f75"/>
    </style:style>
    <style:style style:name="T26" style:family="text">
      <style:text-properties officeooo:rsid="00269711"/>
    </style:style>
    <style:style style:name="T27" style:family="text">
      <style:text-properties officeooo:rsid="00eac857"/>
    </style:style>
    <style:style style:name="T28" style:family="text">
      <style:text-properties officeooo:rsid="00e6e897"/>
    </style:style>
    <style:style style:name="T29" style:family="text">
      <style:text-properties officeooo:rsid="00e8bf93"/>
    </style:style>
    <style:style style:name="T30" style:family="text">
      <style:text-properties officeooo:rsid="00de8c64"/>
    </style:style>
    <style:style style:name="T31" style:family="text">
      <style:text-properties style:text-underline-style="none" officeooo:rsid="003767c6"/>
    </style:style>
    <style:style style:name="T32" style:family="text">
      <style:text-properties officeooo:rsid="011464c4"/>
    </style:style>
    <style:style style:name="T33" style:family="text">
      <style:text-properties fo:font-weight="normal" officeooo:rsid="00f2e7cb" style:font-weight-asian="normal" style:font-weight-complex="normal"/>
    </style:style>
    <style:style style:name="T34" style:family="text">
      <style:text-properties fo:font-weight="normal" officeooo:rsid="0108e1b1" style:font-weight-asian="normal" style:font-weight-complex="normal"/>
    </style:style>
    <style:style style:name="T35" style:family="text">
      <style:text-properties officeooo:rsid="0108b009"/>
    </style:style>
    <style:style style:name="T36" style:family="text">
      <style:text-properties officeooo:rsid="010a452c"/>
    </style:style>
    <style:style style:name="T37" style:family="text">
      <style:text-properties officeooo:rsid="0108e1b1"/>
    </style:style>
    <style:style style:name="T38" style:family="text">
      <style:text-properties style:text-underline-style="solid" style:text-underline-width="auto" style:text-underline-color="font-color" officeooo:rsid="010a452c"/>
    </style:style>
    <style:style style:name="T39" style:family="text">
      <style:text-properties style:text-underline-style="none" fo:font-weight="normal" officeooo:rsid="011464c4" style:font-weight-asian="normal" style:font-weight-complex="normal"/>
    </style:style>
    <style:style style:name="T40" style:family="text">
      <style:text-properties officeooo:rsid="010e41cf"/>
    </style:style>
    <style:style style:name="T41" style:family="text">
      <style:text-properties style:text-underline-style="none" fo:font-weight="normal" officeooo:rsid="0108e1b1" style:font-weight-asian="normal" style:font-weight-complex="normal"/>
    </style:style>
    <style:style style:name="T42" style:family="text">
      <style:text-properties style:text-underline-style="none" fo:font-weight="normal" officeooo:rsid="01120186" style:font-weight-asian="normal" style:font-weight-complex="normal"/>
    </style:style>
    <style:style style:name="T43" style:family="text">
      <style:text-properties style:text-underline-style="none" fo:font-weight="normal" officeooo:rsid="0110ca84" style:font-weight-asian="normal" style:font-weight-complex="normal"/>
    </style:style>
    <style:style style:name="T44" style:family="text">
      <style:text-properties style:text-underline-style="none" fo:font-weight="normal" officeooo:rsid="010c9716" style:font-weight-asian="normal" style:font-weight-complex="normal"/>
    </style:style>
    <style:style style:name="T45" style:family="text">
      <style:text-properties style:text-underline-style="none" officeooo:rsid="0108e1b1"/>
    </style:style>
    <style:style style:name="T46" style:family="text">
      <style:text-properties officeooo:rsid="00ebc82f"/>
    </style:style>
    <style:style style:name="T47" style:family="text">
      <style:text-properties officeooo:rsid="00f06330"/>
    </style:style>
    <style:style style:name="T48" style:family="text">
      <style:text-properties style:text-position="super 58%"/>
    </style:style>
    <style:style style:name="T49" style:family="text">
      <style:text-properties style:text-position="0% 100%" officeooo:rsid="00e56e2b"/>
    </style:style>
    <style:style style:name="T50" style:family="text">
      <style:text-properties style:text-position="0% 100%" officeooo:rsid="00e8bf93"/>
    </style:style>
    <style:style style:name="T51" style:family="text">
      <style:text-properties style:text-position="0% 100%" officeooo:rsid="00ebc82f"/>
    </style:style>
    <style:style style:name="T52" style:family="text">
      <style:text-properties officeooo:rsid="00e56e2b"/>
    </style:style>
    <style:style style:name="T53" style:family="text">
      <style:text-properties style:text-underline-style="none" officeooo:rsid="0045ade5"/>
    </style:style>
    <style:style style:name="T54" style:family="text">
      <style:text-properties officeooo:rsid="00f54f97"/>
    </style:style>
    <style:style style:name="T55" style:family="text">
      <style:text-properties officeooo:rsid="0115225b"/>
    </style:style>
    <style:style style:name="T56" style:family="text">
      <style:text-properties officeooo:rsid="011676f2"/>
    </style:style>
    <style:style style:name="T57" style:family="text">
      <style:text-properties style:text-underline-style="none" fo:font-weight="normal" officeooo:rsid="00facc2a" style:font-weight-asian="normal" style:font-weight-complex="normal"/>
    </style:style>
    <style:style style:name="T58" style:family="text">
      <style:text-properties style:text-underline-style="none" fo:font-weight="normal" officeooo:rsid="00f82040" style:font-weight-asian="normal" style:font-weight-complex="normal"/>
    </style:style>
    <style:style style:name="T59" style:family="text">
      <style:text-properties style:text-underline-style="none" fo:font-weight="normal" officeooo:rsid="00f92db8" style:font-weight-asian="normal" style:font-weight-complex="normal"/>
    </style:style>
    <style:style style:name="T60" style:family="text">
      <style:text-properties style:text-underline-style="none" fo:font-weight="normal" officeooo:rsid="00fdc49e" style:font-weight-asian="normal" style:font-weight-complex="normal"/>
    </style:style>
    <style:style style:name="T61" style:family="text">
      <style:text-properties officeooo:rsid="00f724fb"/>
    </style:style>
    <style:style style:name="T62" style:family="text">
      <style:text-properties style:text-underline-style="none" fo:font-weight="normal" officeooo:rsid="00fc3ec3" style:font-weight-asian="normal" style:font-weight-complex="normal"/>
    </style:style>
    <style:style style:name="T63" style:family="text">
      <style:text-properties style:text-underline-style="none" fo:font-weight="normal" officeooo:rsid="0100a8d8" style:font-weight-asian="normal" style:font-weight-complex="normal"/>
    </style:style>
    <style:style style:name="T64" style:family="text">
      <style:text-properties officeooo:rsid="0116aeb3"/>
    </style:style>
    <style:style style:name="T65" style:family="text">
      <style:text-properties style:font-name="Calibri Light" style:text-underline-style="none" officeooo:rsid="009d752d" style:font-name-asian="Microsoft YaHei" style:font-name-complex="Lucida Sans"/>
    </style:style>
    <style:style style:name="T66" style:family="text">
      <style:text-properties officeooo:rsid="001e50b0" style:font-name-asian="Microsoft YaHei" style:font-name-complex="Lucida Sans"/>
    </style:style>
    <style:style style:name="T67" style:family="text">
      <style:text-properties style:font-name="Calibri Light" officeooo:rsid="00259258"/>
    </style:style>
    <style:style style:name="T68" style:family="text">
      <style:text-properties officeooo:rsid="01184150"/>
    </style:style>
    <style:style style:name="T69" style:family="text">
      <style:text-properties officeooo:rsid="0117ce36"/>
    </style:style>
    <style:style style:name="T70" style:family="text">
      <style:text-properties officeooo:rsid="00259258"/>
    </style:style>
    <style:style style:name="T71" style:family="text">
      <style:text-properties style:font-name="Calibri Light" style:text-underline-style="none" officeooo:rsid="00259258" style:font-name-asian="Microsoft YaHei" style:font-name-complex="Lucida Sans"/>
    </style:style>
    <style:style style:name="T72" style:family="text">
      <style:text-properties style:font-name="Calibri Light" style:text-underline-style="solid" style:text-underline-width="auto" style:text-underline-color="font-color" officeooo:rsid="0116aeb3" style:font-name-asian="Microsoft YaHei" style:font-name-complex="Lucida Sans"/>
    </style:style>
    <style:style style:name="T73" style:family="text">
      <style:text-properties officeooo:rsid="00e0769d"/>
    </style:style>
    <style:style style:name="T74" style:family="text">
      <style:text-properties fo:background-color="#ffff00" loext:char-shading-value="0"/>
    </style:style>
    <style:style style:name="T75" style:family="text">
      <style:text-properties style:text-underline-style="none" fo:font-weight="normal" officeooo:rsid="00259258" style:font-name-asian="Microsoft YaHei" style:font-weight-asian="normal" style:font-name-complex="Lucida Sans" style:font-weight-complex="normal"/>
    </style:style>
    <style:style style:name="T76" style:family="text">
      <style:text-properties style:text-underline-style="solid" style:text-underline-width="auto" style:text-underline-color="font-color" fo:font-weight="normal" officeooo:rsid="00259258" style:font-name-asian="Microsoft YaHei" style:font-weight-asian="normal" style:font-name-complex="Lucida Sans" style:font-weight-complex="normal"/>
    </style:style>
    <style:style style:name="T77" style:family="text">
      <style:text-properties style:text-underline-style="solid" style:text-underline-width="auto" style:text-underline-color="font-color" fo:font-weight="normal" officeooo:rsid="00259258" style:font-weight-asian="normal" style:font-weight-complex="normal"/>
    </style:style>
    <style:style style:name="T78" style:family="text">
      <style:text-properties style:text-underline-style="none" fo:font-weight="normal" style:font-weight-asian="normal" style:font-weight-complex="normal"/>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fo:font-weight="normal" officeooo:rsid="00259258" style:font-name-asian="Microsoft YaHei" style:font-weight-asian="normal" style:font-name-complex="Lucida Sans" style:font-weight-complex="normal"/>
    </style:style>
    <style:style style:name="T81" style:family="text">
      <style:text-properties officeooo:rsid="00b1a0ce"/>
    </style:style>
    <style:style style:name="T82" style:family="text">
      <style:text-properties style:text-underline-style="none" fo:font-weight="normal" officeooo:rsid="00259258" fo:background-color="#ffff00" loext:char-shading-value="0" style:font-weight-asian="normal" style:font-weight-complex="normal"/>
    </style:style>
    <style:style style:name="T83" style:family="text">
      <style:text-properties style:text-underline-style="none" officeooo:rsid="00259258" fo:background-color="#ffff00" loext:char-shading-value="0"/>
    </style:style>
    <style:style style:name="T84" style:family="text">
      <style:text-properties style:text-underline-style="none" fo:background-color="#ffff00" loext:char-shading-value="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space-before="0.2961in" text:min-label-width="0.1965in"/>
      </text:list-level-style-number>
      <text:list-level-style-number text:level="2" text:style-name="Numbering_20_Symbols" loext:num-list-format="%1%.%2%" style:num-format="1" text:display-levels="2">
        <style:list-level-properties text:space-before="0.7882in" text:min-label-width="0.1965in"/>
      </text:list-level-style-number>
      <text:list-level-style-number text:level="3" text:style-name="Numbering_20_Symbols" loext:num-list-format="%1%.%2%.%3%" style:num-format="1" text:display-levels="3">
        <style:list-level-properties text:space-before="1.2807in" text:min-label-width="0.1965in"/>
      </text:list-level-style-number>
      <text:list-level-style-number text:level="4" text:style-name="Numbering_20_Symbols" loext:num-list-format="%1%.%2%.%3%.%4%" style:num-format="1" text:display-levels="4">
        <style:list-level-properties text:space-before="1.7728in" text:min-label-width="0.1965in"/>
      </text:list-level-style-number>
      <text:list-level-style-number text:level="5" text:style-name="Numbering_20_Symbols" loext:num-list-format="%1%.%2%.%3%.%4%.%5%" style:num-format="1" text:display-levels="5">
        <style:list-level-properties text:space-before="2.2654in" text:min-label-width="0.1965in"/>
      </text:list-level-style-number>
      <text:list-level-style-number text:level="6" text:style-name="Numbering_20_Symbols" loext:num-list-format="%1%.%2%.%3%.%4%.%5%.%6%" style:num-format="1" text:display-levels="6">
        <style:list-level-properties text:space-before="2.7579in" text:min-label-width="0.1965in"/>
      </text:list-level-style-number>
      <text:list-level-style-number text:level="7" text:style-name="Numbering_20_Symbols" loext:num-list-format="%1%.%2%.%3%.%4%.%5%.%6%.%7%" style:num-format="1" text:display-levels="7">
        <style:list-level-properties text:space-before="3.25in" text:min-label-width="0.1965in"/>
      </text:list-level-style-number>
      <text:list-level-style-number text:level="8" text:style-name="Numbering_20_Symbols" loext:num-list-format="%1%.%2%.%3%.%4%.%5%.%6%.%7%.%8%" style:num-format="1" text:display-levels="8">
        <style:list-level-properties text:space-before="3.7425in" text:min-label-width="0.1965in"/>
      </text:list-level-style-number>
      <text:list-level-style-number text:level="9" text:style-name="Numbering_20_Symbols" loext:num-list-format="%1%.%2%.%3%.%4%.%5%.%6%.%7%.%8%.%9%" style:num-format="1" text:display-levels="9">
        <style:list-level-properties text:space-before="4.2346in" text:min-label-width="0.1965in"/>
      </text:list-level-style-number>
      <text:list-level-style-number text:level="10" text:style-name="Numbering_20_Symbols" loext:num-list-format="%1%.%2%.%3%.%4%.%5%.%6%.%7%.%8%.%9%.%10%" style:num-format="1" text:display-levels="10">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lestone Report</text:p>
      <text:p text:style-name="P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1937_4046359103" text:style-name="Index_20_Link" text:visited-style-name="Index_20_Link">1 Motivation<text:tab/>2</text:a></text:p>
          <text:p text:style-name="P4"><text:a xlink:type="simple" xlink:href="#__RefHeading___Toc9544_4046359103" text:style-name="Index_20_Link" text:visited-style-name="Index_20_Link">1.1 <text:s/>Problem &amp; Setting<text:tab/>2</text:a></text:p>
          <text:p text:style-name="P4"><text:a xlink:type="simple" xlink:href="#__RefHeading___Toc9546_4046359103" text:style-name="Index_20_Link" text:visited-style-name="Index_20_Link">1.2 <text:s/>Datasets<text:tab/>2</text:a></text:p>
          <text:p text:style-name="P3"><text:a xlink:type="simple" xlink:href="#__RefHeading___Toc1991_976206766" text:style-name="Index_20_Link" text:visited-style-name="Index_20_Link">2 Methods<text:tab/>3</text:a></text:p>
          <text:p text:style-name="P4"><text:a xlink:type="simple" xlink:href="#__RefHeading___Toc2658_976206766" text:style-name="Index_20_Link" text:visited-style-name="Index_20_Link">2.1 <text:s/>Deep Learning Techniques<text:tab/>3</text:a></text:p>
          <text:p text:style-name="P4"><text:a xlink:type="simple" xlink:href="#__RefHeading___Toc2660_976206766" text:style-name="Index_20_Link" text:visited-style-name="Index_20_Link">2.2 <text:s/>Architecture<text:tab/>3</text:a></text:p>
          <text:p text:style-name="P4"><text:a xlink:type="simple" xlink:href="#__RefHeading___Toc2662_976206766" text:style-name="Index_20_Link" text:visited-style-name="Index_20_Link">CNN<text:tab/>4</text:a></text:p>
          <text:p text:style-name="P4"><text:a xlink:type="simple" xlink:href="#__RefHeading___Toc2664_976206766" text:style-name="Index_20_Link" text:visited-style-name="Index_20_Link">2.3 <text:s/>Inputs &amp; Outputs<text:tab/>4</text:a></text:p>
          <text:p text:style-name="P4"><text:a xlink:type="simple" xlink:href="#__RefHeading___Toc9550_4046359103" text:style-name="Index_20_Link" text:visited-style-name="Index_20_Link">2.4 <text:s/>Preprocessing<text:tab/>5</text:a></text:p>
          <text:p text:style-name="P3"><text:a xlink:type="simple" xlink:href="#__RefHeading___Toc12285_4046359103" text:style-name="Index_20_Link" text:visited-style-name="Index_20_Link">3 Preliminary Experiments<text:tab/>7</text:a></text:p>
          <text:p text:style-name="P5"><text:a xlink:type="simple" xlink:href="#__RefHeading___Toc2666_976206766" text:style-name="Index_20_Link" text:visited-style-name="Index_20_Link">Error Analysis<text:tab/>7</text:a></text:p>
          <text:p text:style-name="P4"><text:a xlink:type="simple" xlink:href="#__RefHeading___Toc9556_4046359103" text:style-name="Index_20_Link" text:visited-style-name="Index_20_Link">3.1 <text:s/>Experiments run<text:tab/>7</text:a></text:p>
          <text:p text:style-name="P4"><text:a xlink:type="simple" xlink:href="#__RefHeading___Toc9560_4046359103" text:style-name="Index_20_Link" text:visited-style-name="Index_20_Link">3.2 <text:s/>Evaluation Metrics<text:tab/>7</text:a></text:p>
          <text:p text:style-name="P4"><text:a xlink:type="simple" xlink:href="#__RefHeading___Toc9562_4046359103" text:style-name="Index_20_Link" text:visited-style-name="Index_20_Link">3.3 <text:s/>Error Analysis<text:tab/>8</text:a></text:p>
          <text:p text:style-name="P3"><text:a xlink:type="simple" xlink:href="#__RefHeading___Toc2668_976206766" text:style-name="Index_20_Link" text:visited-style-name="Index_20_Link">4 Performance tuning and optimization<text:tab/>9</text:a></text:p>
          <text:p text:style-name="P3"><text:a xlink:type="simple" xlink:href="#__RefHeading___Toc12287_4046359103" text:style-name="Index_20_Link" text:visited-style-name="Index_20_Link">5 Next Steps<text:tab/>9</text:a></text:p>
          <text:p text:style-name="P4"><text:a xlink:type="simple" xlink:href="#__RefHeading___Toc9564_4046359103" text:style-name="Index_20_Link" text:visited-style-name="Index_20_Link">5.1 <text:s/>Planned Features<text:tab/>9</text:a></text:p>
          <text:p text:style-name="P4"><text:a xlink:type="simple" xlink:href="#__RefHeading___Toc9566_4046359103" text:style-name="Index_20_Link" text:visited-style-name="Index_20_Link">5.2 <text:s/>Model Integration and Deployment<text:tab/>9</text:a></text:p>
          <text:p text:style-name="P3"><text:a xlink:type="simple" xlink:href="#__RefHeading___Toc2670_976206766" text:style-name="Index_20_Link" text:visited-style-name="Index_20_Link">6 Responsible AI Considerations<text:tab/>9</text:a></text:p>
        </text:index-body>
      </text:table-of-content>
      <text:p text:style-name="P2"/>
      <text:list text:style-name="L1">
        <text:list-item>
          <text:h text:style-name="P6" text:outline-level="1"><text:bookmark-start text:name="__RefHeading___Toc11937_4046359103"/>Motivation<text:bookmark-end text:name="__RefHeading___Toc11937_4046359103"/></text:h>
          <text:list>
            <text:list-item>
              <text:h text:style-name="P7" text:outline-level="2"><text:bookmark-start text:name="__RefHeading___Toc9544_4046359103"/><text:span text:style-name="T1"><text:s/></text:span><text:span text:style-name="T2">Problem </text:span><text:span text:style-name="T3">&amp; Setting</text:span><text:bookmark-end text:name="__RefHeading___Toc9544_4046359103"/></text:h>
            </text:list-item>
          </text:list>
        </text:list-item>
      </text:list>
      <text:p text:style-name="P8">Social media marketing has become a critical channel for businesses to promote products and services, particularly through platforms such as Instagram. One key challenge is predicting which posts—whether created by the business itself or by partnered influencers—will generate high audience engagement. Marketing teams often rely on manual inspection of historical posts, captions, images, and engagement metrics, which is <text:span text:style-name="Strong_20_Emphasis">time-consuming, subjective, and difficult to scale</text:span> across large numbers of posts or potential influencer partners.</text:p>
      <text:p text:style-name="P9">This project addresses the business problem of <text:span text:style-name="Strong_20_Emphasis">predicting the engagement performance of Instagram posts</text:span> using historical post data. Engagement is defined as the level of audience interaction a post receives, measured through likes and comments relative to follower count. By predicting engagement levels in advance, businesses can <text:span text:style-name="Strong_20_Emphasis"><text:span text:style-name="T4">assess their own content or influencer posts</text:span></text:span>, <text:span text:style-name="T5">enabling more informed decisions in content planning and marketing campaigns while reducing risk and improving return on investment</text:span>.</text:p>
      <text:list text:continue-numbering="true" text:style-name="L1">
        <text:list-item>
          <text:list>
            <text:list-item>
              <text:h text:style-name="P10" text:outline-level="2"><text:bookmark-start text:name="__RefHeading___Toc9546_4046359103"/><text:span text:style-name="T1"><text:s/></text:span><text:span text:style-name="T2">Dataset</text:span><text:span text:style-name="T3">s</text:span><text:bookmark-end text:name="__RefHeading___Toc9546_4046359103"/></text:h>
            </text:list-item>
          </text:list>
        </text:list-item>
      </text:list>
      <text:p text:style-name="P11">Initial dataset</text:p>
      <text:p text:style-name="P12"><text:span text:style-name="T6">For the initial testing, t</text:span><text:span text:style-name="T7">his project </text:span><text:span text:style-name="T8">will use</text:span><text:span text:style-name="T7"> a publicly-available </text:span><text:span text:style-name="T9">I</text:span><text:span text:style-name="T7">nstagram </text:span><text:span text:style-name="T9">P</text:span><text:span text:style-name="T7">osts dataset consisting of </text:span><text:span text:style-name="Strong_20_Emphasis"><text:span text:style-name="T7">1,968 photo posts</text:span></text:span><text:span text:style-name="T7">, totaling </text:span><text:span text:style-name="Strong_20_Emphasis"><text:span text:style-name="T7">5,426 images </text:span></text:span><text:span text:style-name="Strong_20_Emphasis"><text:span text:style-name="T10">(Kapadia, 2022)</text:span></text:span><text:span text:style-name="T7">. </text:span><text:span text:style-name="T11">T</text:span><text:span text:style-name="T8">he posts may not necessarily be from influencers. </text:span><text:span text:style-name="T7">Each post includes: </text:span>One or more image files (<text:span text:style-name="T12">for carousel posts</text:span>), <text:span text:style-name="T13">a </text:span>caption text file, <text:span text:style-name="T13">a </text:span>compressed JSON metadata file containing post-level information</text:p>
      <text:p text:style-name="P13">From this dataset, the following features <text:span text:style-name="T13">were</text:span> extracted and used: Follower and following count<text:span text:style-name="T13">s, p</text:span>osting timestamp, <text:span text:style-name="T13">b</text:span>inary indicators for location presence, carousel posts, and sponsored content, <text:span text:style-name="T13">i</text:span>mage<text:span text:style-name="T14">s, </text:span><text:span text:style-name="T13">c</text:span>aption text <text:span text:style-name="T12">and hashtags, </text:span><text:span text:style-name="T13">l</text:span>ikes and comments, used to compute engagement rate.</text:p>
      <text:p text:style-name="P14"><text:span text:style-name="Strong_20_Emphasis"><text:span text:style-name="T15">Dataset </text:span></text:span><text:span text:style-name="Strong_20_Emphasis"><text:span text:style-name="T16">S</text:span></text:span><text:span text:style-name="T17">ource:</text:span><text:span text:style-name="T18"> </text:span><text:a xlink:type="simple" xlink:href="https://www.kaggle.com/datasets/thecoderenroute/instagram-posts-dataset" text:style-name="Internet_20_link" text:visited-style-name="Visited_20_Internet_20_Link"><text:span text:style-name="T19">Instagram Posts dataset, Kaggle</text:span></text:a><text:span text:style-name="T19"> </text:span><text:span text:style-name="T20">(Kapadia, 2022)</text:span></text:p>
      <text:p text:style-name="P11">Additional dataset</text:p>
      <text:p text:style-name="P15"><text:span text:style-name="T21">As part of experimentation, another Instagram influencer dataset may be </text:span><text:span text:style-name="T22">added on to</text:span><text:span text:style-name="T8"> this project if </text:span><text:span text:style-name="T23">required </text:span><text:span text:style-name="T24">(Kim et al. 2020)</text:span><text:span text:style-name="T8">: </text:span><text:a xlink:type="simple" xlink:href="https://sites.google.com/site/sbkimcv/dataset/instagram-influencer-dataset" text:style-name="Internet_20_link" text:visited-style-name="Visited_20_Internet_20_Link"><text:span text:style-name="T19">Instagram Influencer Dataset</text:span></text:a></text:p>
      <text:p text:style-name="P16">This is a large<text:span text:style-name="T25">r</text:span> dataset <text:span text:style-name="T26">contain</text:span>ing<text:span text:style-name="T26"> 33,935 influencers with their 10,180,500 Instagram posts (300 posts per influencer). </text:span>I<text:span text:style-name="T26">t </text:span>also <text:span text:style-name="T26">contains </text:span>the <text:span text:style-name="T26">following information: caption, usertags, hashtags, timestamp, sponsorship, likes, comments, etc, </text:span>making it similar <text:span text:style-name="T12">to the above dataset. </text:span></text:p>
      <text:p text:style-name="P17">This dataset may be used if it is found that the smaller dataset <text:span text:style-name="T27">limits the model’s performance. As it only has 1000+ samples, models like RNN and CNN could easily overfit on them, reducing performance. Moreover, a</text:span><text:span text:style-name="T28">s this dataset is on influencers instead of random users, the benchmark </text:span><text:soft-page-break/><text:span text:style-name="T28">engagement rates </text:span><text:span text:style-name="T29">found online </text:span><text:span text:style-name="T28">will be more applicable </text:span><text:span text:style-name="T29">to this dataset, </text:span><text:span text:style-name="T27">and hopefully there would be more data available in the moderate and high engagement range.</text:span></text:p>
      <text:list xml:id="list225606085267270" text:continue-numbering="true" text:style-name="L1">
        <text:list-item>
          <text:h text:style-name="P18" text:outline-level="1"><text:bookmark-start text:name="__RefHeading___Toc1991_976206766"/><text:span text:style-name="T30">Methods</text:span><text:bookmark-end text:name="__RefHeading___Toc1991_976206766"/></text:h>
          <text:list>
            <text:list-item text:start-value="1">
              <text:h text:style-name="P19" text:outline-level="2" text:restart-numbering="true" text:start-value="-1"><text:bookmark-start text:name="__RefHeading___Toc2658_976206766"/><text:span text:style-name="T31"><text:s/></text:span><text:span text:style-name="T2">Deep Learning Techniques</text:span><text:bookmark-end text:name="__RefHeading___Toc2658_976206766"/></text:h>
            </text:list-item>
          </text:list>
        </text:list-item>
      </text:list>
      <text:p text:style-name="P20">A <text:span text:style-name="Strong_20_Emphasis">multimodal deep learning architecture</text:span> is proposed, combining separate networks for different data modalities:</text:p>
      <text:list text:style-name="L2">
        <text:list-item>
          <text:p text:style-name="P21"><text:span text:style-name="Strong_20_Emphasis">Metadata Encoder </text:span><text:span text:style-name="Strong_20_Emphasis"><text:span text:style-name="T32">(MLP)</text:span></text:span><text:span text:style-name="Strong_20_Emphasis">: </text:span><text:span text:style-name="Strong_20_Emphasis"><text:span text:style-name="T4">Structured metadata (e.g., follower count, posting time features, post format flags) is processed through fully connected layers.</text:span></text:span></text:p>
        </text:list-item>
        <text:list-item>
          <text:p text:style-name="P21"><text:span text:style-name="Strong_20_Emphasis">Text Encoder (RNN): </text:span><text:span text:style-name="Strong_20_Emphasis"><text:span text:style-name="T4">RNNs are chosen to capture sequential and contextual information in captions, including phrasing </text:span></text:span><text:span text:style-name="Strong_20_Emphasis"><text:span text:style-name="T33">and sentiment</text:span></text:span><text:span text:style-name="Strong_20_Emphasis"><text:span text:style-name="T4">. RNNs are chosen over bag-of-words </text:span></text:span><text:span text:style-name="Strong_20_Emphasis"><text:span text:style-name="T34">or TF-IDF</text:span></text:span><text:span text:style-name="Strong_20_Emphasis"><text:span text:style-name="T4"> representations because they preserve word order and context. </text:span></text:span></text:p>
        </text:list-item>
        <text:list-item>
          <text:p text:style-name="P21"><text:span text:style-name="Strong_20_Emphasis">Image Encoder (CNN): </text:span>A C<text:span text:style-name="T35">NN</text:span> is used to extract visual features from Instagram post images. CNNs are well suited for this task due to their ability to capture spatial and compositional patterns such as visual style, objects, and layout. <text:span text:style-name="T36">T</text:span>ransfer learning <text:span text:style-name="T36">was used </text:span><text:span text:style-name="T37">to improve generalization </text:span>and reduce overfitting given the dataset size. </text:p>
        </text:list-item>
      </text:list>
      <text:p text:style-name="P22">The outputs of the <text:span text:style-name="T37">all</text:span> components are concatenated and passed through dense layers for final engagement classification. This late-fusion design enables each modality to contribute independently and supports clear comparison against unimodal baselines. </text:p>
      <text:list xml:id="list225605412618312" text:continue-list="list225606085267270" text:style-name="L1">
        <text:list-item>
          <text:list>
            <text:list-item>
              <text:h text:style-name="P23" text:outline-level="2"><text:bookmark-start text:name="__RefHeading___Toc2660_976206766"/><text:s/><text:span text:style-name="T38">Architecture</text:span><text:bookmark-end text:name="__RefHeading___Toc2660_976206766"/></text:h>
            </text:list-item>
          </text:list>
        </text:list-item>
      </text:list>
      <text:p text:style-name="P24">MLP</text:p>
      <text:p text:style-name="P25"><text:span text:style-name="T39">A Multi-layer Perceptron with fully connected layers and non-linear activations was used for the numerical and categorical features </text:span>to capture non-linear interactions and to maintain architectural compatibility with the RNN and CNN modules for multimodal fusion. </text:p>
      <text:p text:style-name="P26">RNN</text:p>
      <text:p text:style-name="P27">LSTMs were selected over GRUs <text:span text:style-name="T40">(which were mentioned in the Project Proposal) </text:span>due to their more expressive gating mechanism, which allows finer control over information flow when modeling sequential text.</text:p>
      <text:p text:style-name="P28"><text:span text:style-name="T41">BERT was evaluated to assess whether pretrained contextual language representations could capture engagement-relevant semantics beyond what a task-trained RNN could learn from limited data. Unlike the LSTM, BERT </text:span><text:span text:style-name="T42">inherently models</text:span><text:span text:style-name="T41"> bidirectional context and benefits from large-scale pretraining, </text:span><text:span text:style-name="T42">potentially enabling</text:span><text:span text:style-name="T43"> richer semantic understanding</text:span><text:span text:style-name="T41"> for text understanding tasks. </text:span>However, given the relatively small dataset, fine-tuning BERT introduces a higher risk of ineffective optimization or overfitting. </text:p>
      <text:list xml:id="list1439279326" text:style-name="Outline">
        <text:list-item>
          <text:list>
            <text:list-header>
              <text:h text:style-name="P29" text:outline-level="2" text:is-list-header="true"><text:bookmark-start text:name="__RefHeading___Toc2662_976206766"/><text:soft-page-break/>CNN<text:bookmark-end text:name="__RefHeading___Toc2662_976206766"/></text:h>
            </text:list-header>
          </text:list>
        </text:list-item>
      </text:list>
      <text:p text:style-name="P30"><text:span text:style-name="T41">A pretrained ResNet18 was used as the image encoder instead of deeper variants such as ResNet50 </text:span><text:span text:style-name="T44">(which was mentioned in Project Proposal).</text:span><text:span text:style-name="T41"> Although ResNet50 provides higher representational capacity, its increased depth and parameter count make it more prone to overfitting when training data is limited. ResNet18 offers a favorable balance between expressive power and efficiency, offering strong feature extraction performance while reducing training time and memory usage, </text:span><text:span text:style-name="T44">hence it was used as a CNN baseline. </text:span>Future experiments with larger datasets may revisit deeper architectures such as ResNet50. </text:p>
      <text:list xml:id="list225605411803908" text:continue-list="list225605412618312" text:style-name="L1">
        <text:list-item>
          <text:list>
            <text:list-item>
              <text:h text:style-name="P31" text:outline-level="2"><text:bookmark-start text:name="__RefHeading___Toc2664_976206766"/><text:span text:style-name="T45"><text:s/></text:span>Inputs &amp; Outputs<text:bookmark-end text:name="__RefHeading___Toc2664_976206766"/></text:h>
            </text:list-item>
          </text:list>
        </text:list-item>
      </text:list>
      <text:p text:style-name="P32">Inputs: images, text captions, and structured metadata. <text:span text:style-name="T46">The table below shows the exact features extracted from the Initial Datase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Attribute</text:p>
          </table:table-cell>
          <table:table-cell table:style-name="Table1.A1" office:value-type="string">
            <text:p text:style-name="P33">Description</text:p>
          </table:table-cell>
          <table:table-cell table:style-name="Table1.A1" office:value-type="string">
            <text:p text:style-name="P33">Data type</text:p>
          </table:table-cell>
          <table:table-cell table:style-name="Table1.D1" office:value-type="string">
            <text:p text:style-name="P34">Usage</text:p>
          </table:table-cell>
        </table:table-row>
        <table:table-row>
          <table:table-cell table:style-name="Table1.A2" office:value-type="string">
            <text:p text:style-name="P35">user_id</text:p>
          </table:table-cell>
          <table:table-cell table:style-name="Table1.A2" office:value-type="string">
            <text:p text:style-name="P36">ID of the post’s owner</text:p>
          </table:table-cell>
          <table:table-cell table:style-name="Table1.A2" office:value-type="string">
            <text:p text:style-name="P37">int64</text:p>
          </table:table-cell>
          <table:table-cell table:style-name="Table1.D2" office:value-type="string">
            <text:p text:style-name="P38">Only for grouping posts <text:span text:style-name="T47">for</text:span> train test split</text:p>
          </table:table-cell>
        </table:table-row>
        <table:table-row>
          <table:table-cell table:style-name="Table1.A2" office:value-type="string">
            <text:p text:style-name="P37">following</text:p>
          </table:table-cell>
          <table:table-cell table:style-name="Table1.A2" office:value-type="string">
            <text:p text:style-name="P36">Number of accounts owner is following</text:p>
          </table:table-cell>
          <table:table-cell table:style-name="Table1.A2" office:value-type="string">
            <text:p text:style-name="P37">int64</text:p>
          </table:table-cell>
          <table:table-cell table:style-name="Table1.D2" office:value-type="string">
            <text:p text:style-name="P38">MLP</text:p>
          </table:table-cell>
        </table:table-row>
        <table:table-row>
          <table:table-cell table:style-name="Table1.A2" office:value-type="string">
            <text:p text:style-name="P37">publish_timestamp </text:p>
          </table:table-cell>
          <table:table-cell table:style-name="Table1.A2" office:value-type="string">
            <text:p text:style-name="P36">UTC time of publishing post</text:p>
          </table:table-cell>
          <table:table-cell table:style-name="Table1.A2" office:value-type="string">
            <text:p text:style-name="P37">datetime64[ns]</text:p>
          </table:table-cell>
          <table:table-cell table:style-name="Table1.D2" office:value-type="string">
            <text:p text:style-name="P39">Only for grouping posts <text:span text:style-name="T47">for</text:span> train test split</text:p>
          </table:table-cell>
        </table:table-row>
        <table:table-row>
          <table:table-cell table:style-name="Table1.A2" office:value-type="string">
            <text:p text:style-name="P37">has_location </text:p>
          </table:table-cell>
          <table:table-cell table:style-name="Table1.A2" office:value-type="string">
            <text:p text:style-name="P36">Whether the post has location or not</text:p>
          </table:table-cell>
          <table:table-cell table:style-name="Table1.A2" office:value-type="string">
            <text:p text:style-name="P37">int64</text:p>
          </table:table-cell>
          <table:table-cell table:style-name="Table1.D2" office:value-type="string">
            <text:p text:style-name="P38">MLP</text:p>
          </table:table-cell>
        </table:table-row>
        <table:table-row>
          <table:table-cell table:style-name="Table1.A2" office:value-type="string">
            <text:p text:style-name="P37">is_carousel</text:p>
          </table:table-cell>
          <table:table-cell table:style-name="Table1.A2" office:value-type="string">
            <text:p text:style-name="P36">Whether it post has multiple images or not</text:p>
          </table:table-cell>
          <table:table-cell table:style-name="Table1.A2" office:value-type="string">
            <text:p text:style-name="P37">int64</text:p>
          </table:table-cell>
          <table:table-cell table:style-name="Table1.D2" office:value-type="string">
            <text:p text:style-name="P38">MLP</text:p>
          </table:table-cell>
        </table:table-row>
        <table:table-row>
          <table:table-cell table:style-name="Table1.A2" office:value-type="string">
            <text:p text:style-name="P37">num_images</text:p>
          </table:table-cell>
          <table:table-cell table:style-name="Table1.A2" office:value-type="string">
            <text:p text:style-name="P36">Number of images in the post</text:p>
          </table:table-cell>
          <table:table-cell table:style-name="Table1.A2" office:value-type="string">
            <text:p text:style-name="P37">int64</text:p>
          </table:table-cell>
          <table:table-cell table:style-name="Table1.D2" office:value-type="string">
            <text:p text:style-name="P38">MLP</text:p>
          </table:table-cell>
        </table:table-row>
        <table:table-row>
          <table:table-cell table:style-name="Table1.A2" office:value-type="string">
            <text:p text:style-name="P37">is_sponsored</text:p>
          </table:table-cell>
          <table:table-cell table:style-name="Table1.A2" office:value-type="string">
            <text:p text:style-name="P36">Whether the post is labelled as Paid Partnership or not</text:p>
          </table:table-cell>
          <table:table-cell table:style-name="Table1.A2" office:value-type="string">
            <text:p text:style-name="P37">int64</text:p>
          </table:table-cell>
          <table:table-cell table:style-name="Table1.D2" office:value-type="string">
            <text:p text:style-name="P38">MLP</text:p>
          </table:table-cell>
        </table:table-row>
        <table:table-row>
          <table:table-cell table:style-name="Table1.A2" office:value-type="string">
            <text:p text:style-name="P37">image_path</text:p>
          </table:table-cell>
          <table:table-cell table:style-name="Table1.A2" office:value-type="string">
            <text:p text:style-name="P36">Path to image (or 1<text:span text:style-name="T48">st</text:span> image in carousel)</text:p>
          </table:table-cell>
          <table:table-cell table:style-name="Table1.A2" office:value-type="string">
            <text:p text:style-name="P37">object</text:p>
          </table:table-cell>
          <table:table-cell table:style-name="Table1.D2" office:value-type="string">
            <text:p text:style-name="P38">CNN</text:p>
          </table:table-cell>
        </table:table-row>
        <table:table-row>
          <table:table-cell table:style-name="Table1.A2" office:value-type="string">
            <text:p text:style-name="P37">caption</text:p>
          </table:table-cell>
          <table:table-cell table:style-name="Table1.A2" office:value-type="string">
            <text:p text:style-name="P36">Post caption</text:p>
          </table:table-cell>
          <table:table-cell table:style-name="Table1.A2" office:value-type="string">
            <text:p text:style-name="P37">object</text:p>
          </table:table-cell>
          <table:table-cell table:style-name="Table1.D2" office:value-type="string">
            <text:p text:style-name="P38">RNN</text:p>
          </table:table-cell>
        </table:table-row>
        <table:table-row>
          <table:table-cell table:style-name="Table1.A2" office:value-type="string">
            <text:p text:style-name="P37">follower_following_ratio</text:p>
          </table:table-cell>
          <table:table-cell table:style-name="Table1.A2" office:value-type="string">
            <text:p text:style-name="P36">Number of followers divided by number of accounts following</text:p>
          </table:table-cell>
          <table:table-cell table:style-name="Table1.A2" office:value-type="string">
            <text:p text:style-name="P37">float64</text:p>
          </table:table-cell>
          <table:table-cell table:style-name="Table1.D2" office:value-type="string">
            <text:p text:style-name="P38">MLP</text:p>
          </table:table-cell>
        </table:table-row>
        <table:table-row>
          <table:table-cell table:style-name="Table1.A2" office:value-type="string">
            <text:p text:style-name="P37">hour</text:p>
          </table:table-cell>
          <table:table-cell table:style-name="Table1.A2" office:value-type="string">
            <text:p text:style-name="P36">Hour of publishing post (UTC)</text:p>
          </table:table-cell>
          <table:table-cell table:style-name="Table1.A2" office:value-type="string">
            <text:p text:style-name="P37">int64</text:p>
          </table:table-cell>
          <table:table-cell table:style-name="Table1.D2" office:value-type="string">
            <text:p text:style-name="P38">MLP</text:p>
          </table:table-cell>
        </table:table-row>
        <table:table-row>
          <table:table-cell table:style-name="Table1.A2" office:value-type="string">
            <text:p text:style-name="P37">day</text:p>
          </table:table-cell>
          <table:table-cell table:style-name="Table1.A2" office:value-type="string">
            <text:p text:style-name="P36">Day of publishing post</text:p>
          </table:table-cell>
          <table:table-cell table:style-name="Table1.A2" office:value-type="string">
            <text:p text:style-name="P37">object</text:p>
          </table:table-cell>
          <table:table-cell table:style-name="Table1.D2" office:value-type="string">
            <text:p text:style-name="P38">MLP</text:p>
          </table:table-cell>
        </table:table-row>
        <table:table-row>
          <table:table-cell table:style-name="Table1.A2" office:value-type="string">
            <text:p text:style-name="P37">is_weekend</text:p>
          </table:table-cell>
          <table:table-cell table:style-name="Table1.A2" office:value-type="string">
            <text:p text:style-name="P36">Whether the post was published on a weekend or not</text:p>
          </table:table-cell>
          <table:table-cell table:style-name="Table1.A2" office:value-type="string">
            <text:p text:style-name="P37">bool</text:p>
          </table:table-cell>
          <table:table-cell table:style-name="Table1.D2" office:value-type="string">
            <text:p text:style-name="P38">MLP</text:p>
          </table:table-cell>
        </table:table-row>
        <table:table-row>
          <table:table-cell table:style-name="Table1.A2" office:value-type="string">
            <text:p text:style-name="P37">caption_word_count</text:p>
          </table:table-cell>
          <table:table-cell table:style-name="Table1.A2" office:value-type="string">
            <text:p text:style-name="P36">Number of words in caption, <text:soft-page-break/>excluding hashtags</text:p>
          </table:table-cell>
          <table:table-cell table:style-name="Table1.A2" office:value-type="string">
            <text:p text:style-name="P37">int64</text:p>
          </table:table-cell>
          <table:table-cell table:style-name="Table1.D2" office:value-type="string">
            <text:p text:style-name="P38">MLP</text:p>
          </table:table-cell>
        </table:table-row>
        <table:table-row>
          <table:table-cell table:style-name="Table1.A2" office:value-type="string">
            <text:p text:style-name="P37">hashtags</text:p>
          </table:table-cell>
          <table:table-cell table:style-name="Table1.A2" office:value-type="string">
            <text:p text:style-name="P36">List of hashtags</text:p>
          </table:table-cell>
          <table:table-cell table:style-name="Table1.A2" office:value-type="string">
            <text:p text:style-name="P37">object</text:p>
          </table:table-cell>
          <table:table-cell table:style-name="Table1.D2" office:value-type="string">
            <text:p text:style-name="P40">Unused</text:p>
          </table:table-cell>
        </table:table-row>
        <table:table-row>
          <table:table-cell table:style-name="Table1.A2" office:value-type="string">
            <text:p text:style-name="P37">num_hashtags</text:p>
          </table:table-cell>
          <table:table-cell table:style-name="Table1.A2" office:value-type="string">
            <text:p text:style-name="P36">Number of hashtags</text:p>
          </table:table-cell>
          <table:table-cell table:style-name="Table1.A2" office:value-type="string">
            <text:p text:style-name="P37">int64 </text:p>
          </table:table-cell>
          <table:table-cell table:style-name="Table1.D2" office:value-type="string">
            <text:p text:style-name="P38">MLP</text:p>
          </table:table-cell>
        </table:table-row>
      </table:table>
      <text:p text:style-name="P32"><text:s text:c="5"/></text:p>
      <text:p text:style-name="P41">Output: <text:span text:style-name="T13">engagement_label - </text:span><text:span text:style-name="T46">a</text:span> low, moderate or high engagement label on the Instagram post. </text:p>
      <text:p text:style-name="P42">Ideally, the engagement label would be split similarly to benchmark ranges <text:span text:style-name="T46">of engagement rates </text:span>found online, where:</text:p>
      <text:list text:style-name="L3">
        <text:list-item>
          <text:p text:style-name="P43"><text:span text:style-name="T49">&lt;</text:span><text:span text:style-name="T50">1 % : Low engagement </text:span><text:span text:style-name="T51">(label 0)</text:span></text:p>
        </text:list-item>
        <text:list-item>
          <text:p text:style-name="P44">1% <text:s/>to 3.5% : Moderate engagement <text:span text:style-name="T46">(label 1)</text:span></text:p>
        </text:list-item>
        <text:list-item>
          <text:p text:style-name="P45"><text:span text:style-name="T52">&gt; </text:span><text:span text:style-name="T29">3.5% : High engagement </text:span><text:span text:style-name="T51">(label 2)</text:span></text:p>
        </text:list-item>
      </text:list>
      <text:p text:style-name="P42">However, when using this split with the smaller dataset with random users, most posts fall within the Low engagement range, and only a few posts have <text:span text:style-name="T46">M</text:span>oderate or High engagement rates. </text:p>
      <text:p text:style-name="P46"><text:span text:style-name="T29">For early testing with the smaller dataset, t</text:span><text:span text:style-name="T52">he engagement label </text:span><text:span text:style-name="T29">was instead</text:span><text:span text:style-name="T52"> obtained by splitting the engagement rate into thirds by percentile, </text:span><text:span text:style-name="T29">keeping the balance in target labels. When using the larger dataset on influencers, the original intended engagement label would be used, if the target label is not too imbalanced.</text:span></text:p>
      <text:list text:continue-list="list225605411803908" text:style-name="L1">
        <text:list-item>
          <text:list>
            <text:list-item>
              <text:h text:style-name="P47" text:outline-level="2"><text:bookmark-start text:name="__RefHeading___Toc9550_4046359103"/><text:span text:style-name="T53"><text:s/></text:span><text:span text:style-name="T30">Preprocessing</text:span><text:bookmark-end text:name="__RefHeading___Toc9550_4046359103"/></text:h>
            </text:list-item>
          </text:list>
        </text:list-item>
      </text:list>
      <text:p text:style-name="P48">The number of followers was used to <text:span text:style-name="T54">calculate engagement rate, where:</text:span></text:p>
      <text:p text:style-name="P49">engagement rate = (number of likes + number of comments) / number of followers</text:p>
      <text:p text:style-name="P50">Follower-following ratio was <text:span text:style-name="T54">also </text:span>created from the number of followers and account following. <text:span text:style-name="T54">After which, the number of likes, number of comments and number of followers were dropped as they directly relate to engagement rate.</text:span></text:p>
      <text:p text:style-name="P49">From the captions, the number of words and number of hashtags were counted.</text:p>
      <text:p text:style-name="P51">Train test split</text:p>
      <text:p text:style-name="P52">Data was split temporally within each user, using earlier posts for training and later posts for testing to simulate real-world post evaluation. Data was grouped by user_id and publish_timestamp, and split into 80% for training and 20% for testing. <text:span text:style-name="T55">(</text:span><text:span text:style-name="T56">The split was</text:span><text:span text:style-name="T55"> 70-15-15 </text:span><text:span text:style-name="T56">for train-validation-test sets </text:span><text:span text:style-name="T55">in the Project Proposal, but due to the small dataset, I prioritized the training and test sets.) </text:span>I also filtered out users who had fewer than 3 posts, to avoid overly short histories that would have resulted in 1 post in the train set and test set respectively.</text:p>
      <text:p text:style-name="P52">To ensure that the split was done correctly, I checked that the maximum timestamp in the training set was earlier than the minimum timestamp in the test set, for each user. I also checked that the <text:soft-page-break/>same user appears in both sets. I checked for class imbalance, so that posts in each engagement class have enough samples. I checked that each user has enough posts in each set, by finding the minimum posts of all users in each set. Finally, I plotted engagement rate against time for a random user, to check that the posts are in the correct set.</text:p>
      <text:p text:style-name="P51">For MLP</text:p>
      <text:p text:style-name="P52">For the Multilayer Perceptron used with the metadata, I one-hot encoded the categorical features (day, hour), and did standard scaling on the numerical features.</text:p>
      <text:p text:style-name="P51">For RNN</text:p>
      <text:p text:style-name="P53"><text:span text:style-name="T57">When using LSTM, </text:span><text:span text:style-name="T58">I tokenized the captions </text:span><text:span text:style-name="T59">by splitting on spaces, removing non-alphanumeric characters, and converting </text:span><text:span text:style-name="T60">all text </text:span><text:span text:style-name="T59">to lower-case. </text:span><text:span text:style-name="T57">Then, I built the vocabulary </text:span><text:span text:style-name="T60">exclusively on</text:span><text:span text:style-name="T57"> the training set </text:span><text:span text:style-name="T60">to prevent information leakage.</text:span><text:span text:style-name="T57"> </text:span>Captions in both the training and test sets were then encoded using this fixed vocabulary, with sequences padded or truncated to a maximum length of 64, chosen to be slightly above the 75th percentile of caption word counts after excluding hashtags. </text:p>
      <text:p text:style-name="P54">When using BERT, I applied the pretrained BertTokenizer to both the training and test sets. Unlike the LSTM approach, no vocabulary fitting was required, as BERT uses a fixed, pretrained subword vocabulary that is shared across all datasets. </text:p>
      <text:p text:style-name="P55">For <text:span text:style-name="T61">C</text:span>NN</text:p>
      <text:p text:style-name="P56"><text:span text:style-name="T62">For CNN, I loaded the images from their relative paths, and transformed the images by resizing them to 224px by 224 px, </text:span><text:span text:style-name="T63">as ResNet was trained on images of 224x224. For data augmentation, </text:span>random horizontal flip was applied as a light data augmentation technique to improve generalization<text:span text:style-name="T62">, </text:span><text:span text:style-name="T63">and aggressive augmentation such as rotations, cropping or colour changes could remove important visual cues and change the aesthetics of the post. As we are not doing object detection here, there is no need for stronger and less natural augmentation. </text:span>Finally, images were normalized using the ImageNet mean and standard deviation to ensure consistency with the data distribution used during ResNet pretraining, which is critical for effective transfer learning. </text:p>
      <text:list xml:id="list225605208609442" text:continue-numbering="true" text:style-name="L1">
        <text:list-item>
          <text:h text:style-name="P57" text:outline-level="1"><text:bookmark-start text:name="__RefHeading___Toc12285_4046359103"/>Preliminary Experiments<text:bookmark-end text:name="__RefHeading___Toc12285_4046359103"/></text:h>
        </text:list-item>
      </text:list>
      <text:p text:style-name="P58">Describe the experiments that you've run, the outcomes, and any error analysis that you've done. You should have tried at least one model to serve as the baseline.</text:p>
      <text:p text:style-name="P59">We conducted a series of controlled experiments comparing multiple models under identical training conditions.</text:p>
      <text:p text:style-name="P60"><text:span text:style-name="Strong_20_Emphasis">Baseline model:</text:span></text:p>
      <text:list text:style-name="L4">
        <text:list-item>
          <text:p text:style-name="P61">Architecture: <text:span text:style-name="Strong_20_Emphasis">[simple model]</text:span></text:p>
        </text:list-item>
        <text:list-item>
          <text:p text:style-name="P61">Performance: <text:span text:style-name="Strong_20_Emphasis">[metric values]</text:span></text:p>
        </text:list-item>
      </text:list>
      <text:p text:style-name="P60"><text:span text:style-name="Strong_20_Emphasis">Improved model(s):</text:span></text:p>
      <text:list text:style-name="L5">
        <text:list-item>
          <text:p text:style-name="P62">Achieved <text:span text:style-name="Strong_20_Emphasis">[relative improvement]</text:span></text:p>
        </text:list-item>
        <text:list-item>
          <text:p text:style-name="P62">Reduced <text:span text:style-name="Strong_20_Emphasis">[specific error type]</text:span></text:p>
        </text:list-item>
      </text:list>
      <text:list text:continue-list="list1439279326" text:style-name="Outline">
        <text:list-item>
          <text:list>
            <text:list-item>
              <text:list>
                <text:list-header>
                  <text:h text:style-name="P63" text:outline-level="3" text:is-list-header="true"><text:bookmark-start text:name="__RefHeading___Toc2666_976206766"/>Error Analysis<text:bookmark-end text:name="__RefHeading___Toc2666_976206766"/></text:h>
                </text:list-header>
              </text:list>
            </text:list-item>
          </text:list>
        </text:list-item>
      </text:list>
      <text:p text:style-name="P60">Error analysis reveals that most failures occur when <text:span text:style-name="Strong_20_Emphasis">[specific pattern]</text:span>.<text:line-break/>This suggests the model struggles with <text:span text:style-name="Strong_20_Emphasis">[ambiguity, rare cases, noise]</text:span>, motivating future improvements.</text:p>
      <text:p text:style-name="P64">📊 If you have plots:</text:p>
      <text:list text:style-name="L6">
        <text:list-item>
          <text:p text:style-name="P65">Training vs validation curves</text:p>
        </text:list-item>
        <text:list-item>
          <text:p text:style-name="P65">Confusion matrix</text:p>
        </text:list-item>
        <text:list-item>
          <text:p text:style-name="P65">ROC / PR curve</text:p>
        </text:list-item>
      </text:list>
      <text:p text:style-name="P58"/>
      <text:list text:continue-list="list225605208609442" text:style-name="L1">
        <text:list-item>
          <text:list>
            <text:list-item>
              <text:h text:style-name="P10" text:outline-level="2"><text:bookmark-start text:name="__RefHeading___Toc9556_4046359103"/><text:span text:style-name="T1"><text:s/></text:span>Experiment<text:span text:style-name="T64">s run</text:span><text:bookmark-end text:name="__RefHeading___Toc9556_4046359103"/></text:h>
            </text:list-item>
          </text:list>
        </text:list-item>
      </text:list>
      <text:p text:style-name="P9"/>
      <text:list text:continue-numbering="true" text:style-name="L1">
        <text:list-item>
          <text:list>
            <text:list-header>
              <text:h text:style-name="P66" text:outline-level="2"/>
            </text:list-header>
            <text:list-item>
              <text:h text:style-name="P67" text:outline-level="2"><text:bookmark-start text:name="__RefHeading___Toc9560_4046359103"/><text:span text:style-name="T65"><text:s/></text:span><text:span text:style-name="T66">Evaluation</text:span><text:span text:style-name="T67"> Metrics</text:span><text:bookmark-end text:name="__RefHeading___Toc9560_4046359103"/></text:h>
            </text:list-item>
          </text:list>
        </text:list-item>
      </text:list>
      <text:p text:style-name="P68">In the Project Proposal, Accuracy and macro-averaged F1 scores were selected as the primary evaluation metrics. However, given my three-class classification setting, accuracy may misrepresent model performance, as it hides per-class failure and does not tell how the model is wrong. </text:p>
      <text:p text:style-name="P69">Macro-F1 was therefore used <text:span text:style-name="T68">as the main metric, </text:span>to evaluate <text:span text:style-name="T68">the </text:span><text:span text:style-name="T69">harmonic mean of </text:span>precision and recall <text:span text:style-name="T68">for each </text:span><text:span text:style-name="T70">engagement category (low, moderate, high) and average them equally</text:span>. <text:span text:style-name="T70">This ensures </text:span><text:soft-page-break/><text:span text:style-name="T70">that all classes are evaluated fairly, preventing dominant classes from skewing results and providing a balanced assessment for potentially imbalanced engagement categories. </text:span></text:p>
      <text:p text:style-name="P69"><text:span text:style-name="T68">Confusion matrices were also used to </text:span><text:span text:style-name="T70">provide additional insight into class-specific strengths and weaknesses.</text:span></text:p>
      <text:list text:continue-numbering="true" text:style-name="L1">
        <text:list-item>
          <text:list>
            <text:list-item>
              <text:h text:style-name="P70" text:outline-level="2"><text:bookmark-start text:name="__RefHeading___Toc9562_4046359103"/><text:span text:style-name="T71"><text:s/></text:span><text:span text:style-name="T72">Error Analysis</text:span><text:bookmark-end text:name="__RefHeading___Toc9562_4046359103"/></text:h>
            </text:list-item>
          </text:list>
        </text:list-item>
      </text:list>
      <text:p text:style-name="P9"/>
      <text:p text:style-name="P71"/>
      <text:list xml:id="list225605593650266" text:continue-numbering="true" text:style-name="L1">
        <text:list-item>
          <text:h text:style-name="P72" text:outline-level="1"><text:bookmark-start text:name="__RefHeading___Toc2668_976206766"/>Performance tuning and optimization<text:bookmark-end text:name="__RefHeading___Toc2668_976206766"/></text:h>
        </text:list-item>
      </text:list>
      <text:p text:style-name="P73">How do you improve the performance/accuracy of your model?</text:p>
      <text:p text:style-name="P74">Model performance was improved through systematic tuning of:</text:p>
      <text:list text:style-name="L7">
        <text:list-item>
          <text:p text:style-name="P75"><text:span text:style-name="Strong_20_Emphasis">Learning rate schedules</text:span></text:p>
        </text:list-item>
        <text:list-item>
          <text:p text:style-name="P75"><text:span text:style-name="Strong_20_Emphasis">Batch size</text:span></text:p>
        </text:list-item>
        <text:list-item>
          <text:p text:style-name="P75"><text:span text:style-name="Strong_20_Emphasis">Regularization (dropout, weight decay)</text:span></text:p>
        </text:list-item>
        <text:list-item>
          <text:p text:style-name="P75"><text:span text:style-name="Strong_20_Emphasis">Architecture depth/width</text:span></text:p>
        </text:list-item>
      </text:list>
      <text:p text:style-name="Text_20_body">We monitored <text:span text:style-name="Strong_20_Emphasis">[metric]</text:span> on the validation set to guide early stopping and prevent overfitting.</text:p>
      <text:p text:style-name="P74"/>
      <text:list xml:id="list225606377327462" text:continue-list="list225605593650266" text:style-name="L1">
        <text:list-item>
          <text:h text:style-name="P76" text:outline-level="1"><text:bookmark-start text:name="__RefHeading___Toc12287_4046359103"/><text:span text:style-name="T73">Next Steps</text:span><text:bookmark-end text:name="__RefHeading___Toc12287_4046359103"/></text:h>
        </text:list-item>
      </text:list>
      <text:p text:style-name="P58">Based on preliminary results, the next steps include:</text:p>
      <text:list text:style-name="L8">
        <text:list-item>
          <text:p text:style-name="P77"><text:span text:style-name="Strong_20_Emphasis"><text:span text:style-name="T74">[Specific architecture change]</text:span></text:span><text:span text:style-name="T74"> to address </text:span><text:span text:style-name="Strong_20_Emphasis"><text:span text:style-name="T74">[observed weakness]</text:span></text:span></text:p>
        </text:list-item>
        <text:list-item>
          <text:p text:style-name="P77"><text:span text:style-name="Strong_20_Emphasis"><text:span text:style-name="T74">[Additional data or augmentation]</text:span></text:span><text:span text:style-name="T74"> to improve robustness</text:span></text:p>
        </text:list-item>
        <text:list-item>
          <text:p text:style-name="P77"><text:span text:style-name="Strong_20_Emphasis"><text:span text:style-name="T74">[Metric or evaluation improvement]</text:span></text:span></text:p>
        </text:list-item>
      </text:list>
      <text:p text:style-name="Text_20_body"><text:span text:style-name="T74">Potential challenges include </text:span><text:span text:style-name="Strong_20_Emphasis"><text:span text:style-name="T74">[overfitting, compute limits, noisy labels]</text:span></text:span><text:span text:style-name="T74">, which we plan to address via </text:span><text:span text:style-name="Strong_20_Emphasis"><text:span text:style-name="T74">[specific action]</text:span></text:span><text:span text:style-name="T74">.</text:span></text:p>
      <text:list text:continue-list="list225606377327462" text:style-name="L1">
        <text:list-item>
          <text:list>
            <text:list-item>
              <text:h text:style-name="P78" text:outline-level="2"><text:bookmark-start text:name="__RefHeading___Toc9564_4046359103"/><text:span text:style-name="Strong_20_Emphasis"><text:span text:style-name="T75"><text:s/></text:span></text:span><text:span text:style-name="Strong_20_Emphasis"><text:span text:style-name="T76">Planned</text:span></text:span><text:span text:style-name="Strong_20_Emphasis"><text:span text:style-name="T77"> Features </text:span></text:span><text:bookmark-end text:name="__RefHeading___Toc9564_4046359103"/></text:h>
            </text:list-item>
          </text:list>
        </text:list-item>
      </text:list>
      <text:p text:style-name="P79"><text:span text:style-name="Strong_20_Emphasis"><text:span text:style-name="T4"/></text:span></text:p>
      <text:list xml:id="list225604685271494" text:continue-numbering="true" text:style-name="L1">
        <text:list-item>
          <text:list>
            <text:list-item>
              <text:h text:style-name="P78" text:outline-level="2"><text:bookmark-start text:name="__RefHeading___Toc9566_4046359103"/><text:span text:style-name="Strong_20_Emphasis"><text:span text:style-name="T78"><text:s/></text:span></text:span><text:span text:style-name="Strong_20_Emphasis"><text:span text:style-name="T79">Model </text:span></text:span><text:span text:style-name="Strong_20_Emphasis"><text:span text:style-name="T80">Integration</text:span></text:span><text:span text:style-name="Strong_20_Emphasis"><text:span text:style-name="T79"> and Deployment</text:span></text:span><text:bookmark-end text:name="__RefHeading___Toc9566_4046359103"/></text:h>
            </text:list-item>
          </text:list>
        </text:list-item>
      </text:list>
      <text:list text:style-name="L9">
        <text:list-item>
          <text:p text:style-name="P80"><text:span text:style-name="T70">The trained </text:span><text:span text:style-name="Strong_20_Emphasis"><text:span text:style-name="T70">multimodal CNN + RNN + metadata model</text:span></text:span><text:span text:style-name="T70"> </text:span><text:span text:style-name="T81">will be </text:span>deployed as a <text:span text:style-name="Strong_20_Emphasis">simple web application</text:span> using <text:span text:style-name="Strong_20_Emphasis">Gradio or Streamlit</text:span>. </text:p>
        </text:list-item>
        <text:list-item>
          <text:p text:style-name="P80"><text:span text:style-name="T70">Businesses input images, captions, and metadata; the system returns predicted engagement levels.</text:span></text:p>
        </text:list-item>
      </text:list>
      <text:list text:continue-list="list225604685271494" text:style-name="L1">
        <text:list-item>
          <text:h text:style-name="P81" text:outline-level="1"><text:bookmark-start text:name="__RefHeading___Toc2670_976206766"/>Responsible AI Considerations<text:bookmark-end text:name="__RefHeading___Toc2670_976206766"/></text:h>
        </text:list-item>
      </text:list>
      <text:p text:style-name="Text_20_body"><text:span text:style-name="Strong_20_Emphasis"><text:span text:style-name="T82">Potential risks include </text:span></text:span><text:span text:style-name="Strong_20_Emphasis"><text:span text:style-name="T83">[bias, class imbalance, data leakage, spurious correlations]</text:span></text:span><text:span text:style-name="Strong_20_Emphasis"><text:span text:style-name="T82">.</text:span></text:span></text:p>
      <text:p text:style-name="P82">To mitigate these, we implemented:</text:p>
      <text:list text:style-name="L10">
        <text:list-item>
          <text:p text:style-name="P83"><text:span text:style-name="Strong_20_Emphasis"><text:span text:style-name="T84">[Rebalancing / stratified sampling]</text:span></text:span></text:p>
        </text:list-item>
        <text:list-item>
          <text:p text:style-name="P83"><text:soft-page-break/><text:span text:style-name="Strong_20_Emphasis"><text:span text:style-name="T84">[Evaluation across subgroups]</text:span></text:span></text:p>
        </text:list-item>
        <text:list-item>
          <text:p text:style-name="P83"><text:span text:style-name="Strong_20_Emphasis"><text:span text:style-name="T84">[Regularization or constraints]</text:span></text:span></text:p>
        </text:list-item>
      </text:list>
      <text:p text:style-name="P84"><text:span text:style-name="T84">These measures reduced </text:span><text:span text:style-name="Strong_20_Emphasis"><text:span text:style-name="T84">[specific issue]</text:span></text:span><text:span text:style-name="T84">, as evidenced by </text:span><text:span text:style-name="Strong_20_Emphasis"><text:span text:style-name="T84">[metric or observation]</text:span></text:span><text:span text:style-name="T84">.</text:span></text:p>
      <text:p text:style-name="Text_20_body"><text:span text:style-name="Strong_20_Emphasis"><text:span text:style-name="T7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officeooo:rsid="001e50b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 Light" fo:font-family="'Calibri Light'" style:font-family-generic="swiss" style:font-pitch="variable"/>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4pt" style:font-size-asian="12.25pt" style:font-size-complex="14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18pt" fo:font-weight="bold" style:font-size-asian="15.75pt" style:font-weight-asian="bold" style:font-size-complex="18pt" style:font-weight-complex="bold"/>
    </style:style>
    <style:style style:name="Heading_20_1" style:display-name="Heading 1" style:family="paragraph" style:parent-style-name="Heading" style:next-style-name="Text_20_body" style:default-outline-level="1" style:list-style-name="Outline" style:class="chapter">
      <style:paragraph-properties fo:margin-left="0in" fo:margin-right="0in" fo:margin-top="0.1665in" fo:margin-bottom="0.0835in" style:contextual-spacing="false" fo:text-indent="-0.3118in" style:auto-text-indent="false" fo:keep-with-next="always" text:number-lines="true" text:line-number="1"/>
      <style:text-properties style:font-name="Calibri" fo:font-family="Calibri" style:font-family-generic="swiss"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list-level="2" style:class="chapter">
      <loext:graphic-properties draw:fill="none" draw:fill-color="#729fcf"/>
      <style:paragraph-properties fo:margin-left="0in" fo:margin-right="0in" fo:margin-top="0.139in" fo:margin-bottom="0.0835in" style:contextual-spacing="false" fo:text-indent="0in" style:auto-text-indent="false" fo:background-color="transparent" fo:keep-with-next="always"/>
      <style:text-properties style:font-name="Calibri Light" fo:font-family="'Calibri Light'" style:font-family-generic="swiss" style:font-pitch="variable" fo:font-size="12pt" style:text-underline-style="solid" style:text-underline-width="auto" style:text-underline-color="font-color" fo:font-weight="normal" style:font-size-asian="10.5pt" style:font-weight-asian="normal" style:font-size-complex="12pt" style:font-weight-complex="normal"/>
    </style:style>
    <style:style style:name="Heading_20_3" style:display-name="Heading 3" style:family="paragraph" style:parent-style-name="Heading" style:next-style-name="Text_20_body" style:default-outline-level="3" style:list-style-name="Outline" style:list-level="3" style:class="chapter">
      <style:paragraph-properties fo:margin-top="0.0972in" fo:margin-bottom="0.0835in" style:contextual-spacing="false"/>
      <style:text-properties style:font-name="Calibri" fo:font-family="Calibri" style:font-family-generic="swiss" style:font-pitch="variable"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list-style-name="Outline" style:list-level="4" style:class="chapter">
      <style:paragraph-properties fo:margin-top="0.0835in" fo:margin-bottom="0.0835in" style:contextual-spacing="false"/>
      <style:text-properties style:font-name="Calibri" fo:font-family="Calibri" style:font-family-generic="swiss" style:font-pitch="variable" fo:font-size="12pt" fo:font-style="italic" fo:font-weight="normal" style:font-size-asian="10.5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 style:family="paragraph">
      <style:paragraph-properties fo:text-align="start" style:justify-single-word="false"/>
      <style:text-properties fo:color="#000000" loext:opacity="100%" style:font-name="Aptos" fo:font-family="Aptos" style:font-family-generic="roman" style:font-pitch="variable" fo:font-size="12pt" style:font-size-asian="12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fo:color="#333333" loext:opacity="100%" officeooo:rsid="00259258" officeooo:paragraph-rsid="0029e7a9"/>
    </style:style>
    <style:style style:name="MP2" style:family="paragraph" style:parent-style-name="Footer">
      <style:paragraph-properties fo:text-align="center" style:justify-single-word="false"/>
      <style:text-properties officeooo:paragraph-rsid="00c5ba90"/>
    </style:style>
    <style:style style:name="MP3" style:family="paragraph" style:parent-style-name="Footer">
      <style:paragraph-properties fo:text-align="start" style:justify-single-word="false"/>
      <style:text-properties officeooo:paragraph-rsid="00c5ba90"/>
    </style:style>
    <style:style style:name="MT1" style:family="text">
      <style:text-properties officeooo:rsid="00292078"/>
    </style:style>
    <style:style style:name="MT2" style:family="text">
      <style:text-properties officeooo:rsid="00f92db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TI123 Generative AI &amp; Deep Learning Project<text:tab/><text:tab/><text:tab/> <text:s text:c="4"/><text:span text:style-name="MT1">Chia Rui Qi, Cherie (8708815V</text:span><text:span text:style-name="MT2">)</text:span></text:p>
      </style:header>
      <style:footer>
        <text:p text:style-name="MP2"><text:bookmark-start text:name="PageNumWizard_FOOTER_Default Page Style7"/><text:page-number text:select-page="current">9</text:page-number><text:bookmark-end text:name="PageNumWizard_FOOTER_Default Page Style7"/></text:p>
      </style:footer>
      <style:footer-left>
        <text:p text:style-name="MP3"><text:bookmark-start text:name="PageNumWizard_FOOTER_Default Page Style10"/><text:page-number text:select-page="current">10</text:page-number><text:bookmark-end text:name="PageNumWizard_FOOTER_Default Page Style10"/></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28:00</meta:creation-date>
    <dc:title>AllCalibri</dc:title>
    <meta:generator>LibreOffice/25.2.7.2$Windows_X86_64 LibreOffice_project/5cbfd1ab6520636bb5f7b99185aa69bd7456825d</meta:generator>
    <meta:editing-duration>P1DT18H16M55S</meta:editing-duration>
    <meta:editing-cycles>177</meta:editing-cycles>
    <meta:initial-creator>Ching Yuh LEE (NYP)</meta:initial-creator>
    <dc:date>2026-01-23T22:56:04.510021300</dc:date>
    <meta:document-statistic meta:table-count="1" meta:image-count="0" meta:object-count="0" meta:page-count="10" meta:paragraph-count="191" meta:word-count="2141" meta:character-count="14035" meta:non-whitespace-character-count="12074"/>
    <meta:template xlink:type="simple" xlink:actuate="onRequest" xlink:title="AllCalibri" xlink:href="../../../../Users/sugar/AppData/Roaming/LibreOffice/4/user/template/AllCalibri.ott" meta:date="2025-12-16T16:59:43.069756100"/>
  </office:meta>
</office:document-meta>
</file>